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re are too many trees in this park. </text:p>
      <text:p text:style-name="Standard"/>
      <text:p text:style-name="Standard"/>
      <text:p text:style-name="Standard">WAY TO MANY TREES. </text:p>
      <text:p text:style-name="Standard"/>
      <text:p text:style-name="Standard">HELP US. </text:p>
      <text:p text:style-name="Standard"/>
      <text:p text:style-name="Standard">THEY WILL EAT U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2T11:08:27</meta:creation-date>
    <dc:date>2013-03-22T14:36:43</dc:date>
    <meta:editing-duration>PT43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4" meta:word-count="18" meta:character-count="85"/>
  </office:meta>
</office:document-meta>
</file>